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2236in"/>
    </style:style>
    <style:style style:name="co6" style:family="table-column">
      <style:table-column-properties fo:break-before="auto" style:column-width="0.9827in"/>
    </style:style>
    <style:style style:name="co7" style:family="table-column">
      <style:table-column-properties fo:break-before="auto" style:column-width="1.3764in"/>
    </style:style>
    <style:style style:name="co8" style:family="table-column">
      <style:table-column-properties fo:break-before="auto" style:column-width="1.2665in"/>
    </style:style>
    <style:style style:name="co9" style:family="table-column">
      <style:table-column-properties fo:break-before="auto" style:column-width="1.3437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523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ext-properties fo:color="#00000a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a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99">
      <style:table-cell-properties fo:background-color="transparent"/>
    </style:style>
  </office:automatic-styles>
  <office:body>
    <office:spreadsheet table:structure-protected="true" table:protection-key="/x4C8MrDRHZ7WkaH+LwqUfeDNTE="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number-columns-repeated="1017" table:default-cell-style-name="Default"/>
        <table:table-row table:style-name="ro2">
          <table:table-cell table:style-name="ce1"/>
          <table:table-cell table:style-name="ce1" office:value-type="string">
            <text:p>car2go</text:p>
          </table:table-cell>
          <table:table-cell table:style-name="ce4" office:value-type="string">
            <text:p>getaround</text:p>
          </table:table-cell>
          <table:table-cell table:style-name="ce4" office:value-type="string">
            <text:p>Carma</text:p>
          </table:table-cell>
          <table:table-cell table:style-name="ce4" office:value-type="string">
            <text:p>enterprise</text:p>
          </table:table-cell>
          <table:table-cell table:style-name="ce4" office:value-type="string">
            <text:p>turo</text:p>
          </table:table-cell>
          <table:table-cell table:style-name="ce4" office:value-type="string">
            <text:p>zipcar</text:p>
          </table:table-cell>
          <table:table-cell table:style-name="ce1" office:value-type="string">
            <text:p>uhaul car share</text:p>
          </table:table-cell>
          <table:table-cell table:style-name="ce1"/>
          <table:table-cell table:style-name="ce1" office:value-type="string">
            <text:p>just share it</text:p>
          </table:table-cell>
          <table:table-cell table:style-name="ce1" office:value-type="string">
            <text:p>reach now</text:p>
          </table:table-cell>
          <table:table-cell table:style-name="ce1" office:value-type="string">
            <text:p>ride share delaware</text:p>
          </table:table-cell>
          <table:table-cell table:style-name="ce1" office:value-type="string">
            <text:p>car share vt</text:p>
          </table:table-cell>
          <table:table-cell table:style-name="ce1" table:number-columns-repeated="1011"/>
        </table:table-row>
        <table:table-row table:style-name="ro4">
          <table:table-cell table:style-name="ce2" office:value-type="string">
            <text:p>avaliable citites</text:p>
          </table:table-cell>
          <table:table-cell table:style-name="ce3" office:value-type="string">
            <text:p>New York City, Portland, Columbus, Seattle, San Diego, Twin Cities Denver, Austin, Washington</text:p>
          </table:table-cell>
          <table:table-cell table:style-name="ce5" office:value-type="string">
            <text:p>San Francisco, Berkeley, Chicago, Oakland, Portland, Washington D.C. </text:p>
          </table:table-cell>
          <table:table-cell table:style-name="ce5" office:value-type="string">
            <text:p>SF Bay Area</text:p>
          </table:table-cell>
          <table:table-cell table:style-name="ce5" office:value-type="string">
            <text:p>Boise, </text:p>
            <text:p>Boston, </text:p>
            <text:p>Charleston, </text:p>
            <text:p>Chicago, </text:p>
            <text:p>Corvallis, </text:p>
            <text:p>Dallas, </text:p>
            <text:p>Denver, </text:p>
            <text:p>Eugene, </text:p>
            <text:p>Greenville, </text:p>
            <text:p>Hoboken, </text:p>
            <text:p>Honolulu, </text:p>
            <text:p>Houston, </text:p>
            <text:p>Jersey City, </text:p>
            <text:p>Louisville, </text:p>
            <text:p>New Brunswick, </text:p>
            <text:p>New Orleans, </text:p>
            <text:p>New York, </text:p>
            <text:p>Oberlin, </text:p>
            <text:p>Oxford, </text:p>
            <text:p>Philadelphia, </text:p>
            <text:p>Phoenix, </text:p>
            <text:p>Salt Lake City, </text:p>
            <text:p>San Francisco, </text:p>
            <text:p>St. Louis, </text:p>
            <text:p>St. Petersburg, </text:p>
            <text:p>Tampa, </text:p>
            <text:p>Washington D.C.</text:p>
          </table:table-cell>
          <table:table-cell table:style-name="ce5" office:value-type="string">
            <text:p>Atlanta, </text:p>
            <text:p>Miami, </text:p>
            <text:p>Boston, </text:p>
            <text:p>San Diego, </text:p>
            <text:p>Chicago, </text:p>
            <text:p>San Francisco, </text:p>
            <text:p>Denver, </text:p>
            <text:p>Seattle, </text:p>
            <text:p>Honolulu, </text:p>
            <text:p>Washington D.C., </text:p>
            <text:p>Houston, </text:p>
            <text:p>Los Angeles</text:p>
          </table:table-cell>
          <table:table-cell table:style-name="ce5" office:value-type="string">
            <text:p>Atlanta, </text:p>
            <text:p>Austin, </text:p>
            <text:p>Baltimore, </text:p>
            <text:p>Boston, </text:p>
            <text:p>Chicago, </text:p>
            <text:p>Dallas, </text:p>
            <text:p>Denver, </text:p>
            <text:p>Detroit, </text:p>
            <text:p>Houston, </text:p>
            <text:p>Los Angeles, </text:p>
            <text:p>Miami, </text:p>
            <text:p>Minneapolis, </text:p>
            <text:p>Milwaukee, </text:p>
            <text:p>New York, </text:p>
            <text:p>Philadelphia, </text:p>
            <text:p>Pittsburgh, </text:p>
            <text:p>Portland, </text:p>
            <text:p>Providence, </text:p>
            <text:p>Sacramento, </text:p>
            <text:p>San Diego, </text:p>
            <text:p>San Francisco, </text:p>
            <text:p>Seattle, </text:p>
            <text:p>Washington DC.</text:p>
          </table:table-cell>
          <table:table-cell table:number-columns-repeated="1017"/>
        </table:table-row>
        <table:table-row table:style-name="ro3">
          <table:table-cell office:value-type="string">
            <text:p>Unique features</text:p>
          </table:table-cell>
          <table:table-cell table:number-columns-repeated="4"/>
          <table:table-cell office:value-type="string">
            <text:p>offers delivery</text:p>
          </table:table-cell>
          <table:table-cell table:number-columns-repeated="1018"/>
        </table:table-row>
        <table:table-row table:style-name="ro3">
          <table:table-cell office:value-type="string">
            <text:p>Vehicle Types</text:p>
          </table:table-cell>
          <table:table-cell table:number-columns-repeated="1023"/>
        </table:table-row>
        <table:table-row table:style-name="ro3">
          <table:table-cell office:value-type="string">
            <text:p>Membership Required</text:p>
          </table:table-cell>
          <table:table-cell/>
          <table:table-cell table:style-name="ce7" office:value-type="boolean" office:boolean-value="false">
            <text:p>FALSE</text:p>
          </table:table-cell>
          <table:table-cell table:number-columns-repeated="4" table:style-name="ce7" office:value-type="boolean" office:boolean-value="true">
            <text:p>TRUE</text:p>
          </table:table-cell>
          <table:table-cell table:number-columns-repeated="1017"/>
        </table:table-row>
        <table:table-row table:style-name="ro3">
          <table:table-cell office:value-type="string">
            <text:p>Gas Included</text:p>
          </table:table-cell>
          <table:table-cell/>
          <table:table-cell table:style-name="ce7" office:value-type="boolean" office:boolean-value="false">
            <text:p>FALSE</text:p>
          </table:table-cell>
          <table:table-cell/>
          <table:table-cell table:style-name="ce7" office:value-type="boolean" office:boolean-value="true">
            <text:p>TRUE</text:p>
          </table:table-cell>
          <table:table-cell table:style-name="ce7" office:value-type="boolean" office:boolean-value="false">
            <text:p>FALSE</text:p>
          </table:table-cell>
          <table:table-cell table:number-columns-repeated="1018"/>
        </table:table-row>
        <table:table-row table:style-name="ro3">
          <table:table-cell office:value-type="string">
            <text:p>avg. pricing</text:p>
          </table:table-cell>
          <table:table-cell table:number-columns-repeated="1023"/>
        </table:table-row>
        <table:table-row table:style-name="ro3">
          <table:table-cell office:value-type="string">
            <text:p>mileage limit per day</text:p>
          </table:table-cell>
          <table:table-cell/>
          <table:table-cell office:value-type="float" office:value="200">
            <text:p>200</text:p>
          </table:table-cell>
          <table:table-cell table:number-columns-repeated="1021"/>
        </table:table-row>
        <table:table-row table:style-name="ro3">
          <table:table-cell office:value-type="string">
            <text:p>landing page</text:p>
          </table:table-cell>
          <table:table-cell table:number-columns-repeated="1023"/>
        </table:table-row>
        <table:table-row table:style-name="ro3">
          <table:table-cell office:value-type="string">
            <text:p>terms page</text:p>
          </table:table-cell>
          <table:table-cell table:number-columns-repeated="1023"/>
        </table:table-row>
        <table:table-row table:style-name="ro3">
          <table:table-cell office:value-type="string">
            <text:p>ride process page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7/02/2016</text:date>, <text:time>16:1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Levy</meta:initial-creator>
    <meta:creation-date>2016-06-20T19:46:06.55</meta:creation-date>
    <dc:date>2016-07-02T16:15:32.11</dc:date>
    <dc:creator>Jeremy Levy</dc:creator>
    <meta:editing-duration>P2DT23H50M27S</meta:editing-duration>
    <meta:editing-cycles>9</meta:editing-cycles>
    <meta:generator>OpenOffice/4.1.2$Win32 OpenOffice.org_project/412m3$Build-9782</meta:generator>
    <meta:document-statistic meta:table-count="3" meta:cell-count="37" meta:object-count="0"/>
  </office:meta>
</office:document-meta>
</file>